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746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4cm"/>
    </style:style>
    <style:style style:name="co9" style:family="table-column">
      <style:table-column-properties fo:break-before="auto" style:column-width="1.71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Mega16-L</text:p>
          </table:table-cell>
          <table:table-cell office:value-type="string">
            <text:p>Mega8-L</text:p>
          </table:table-cell>
          <table:table-cell office:value-type="string">
            <text:p>Tiny26-L</text:p>
          </table:table-cell>
          <table:table-cell office:value-type="string">
            <text:p>Minimus</text:p>
          </table:table-cell>
          <table:table-cell office:value-type="string">
            <text:p>Tiny2313</text:p>
          </table:table-cell>
          <table:table-cell office:value-type="string">
            <text:p>Tiny45</text:p>
          </table:table-cell>
          <table:table-cell/>
          <table:table-cell office:value-type="string">
            <text:p>Mega16-R</text:p>
          </table:table-cell>
          <table:table-cell office:value-type="string">
            <text:p>Mega8-R</text:p>
          </table:table-cell>
          <table:table-cell office:value-type="string">
            <text:p>Tiny26-R</text:p>
          </table:table-cell>
          <table:table-cell office:value-type="string">
            <text:p>Minimus</text:p>
          </table:table-cell>
          <table:table-cell office:value-type="string">
            <text:p>Tiny2313</text:p>
          </table:table-cell>
          <table:table-cell office:value-type="string">
            <text:p>Tiny45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5"/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RST</text:p>
          </table:table-cell>
          <table:table-cell/>
          <table:table-cell office:value-type="string">
            <text:p>-</text:p>
          </table:table-cell>
          <table:table-cell table:number-columns-repeated="3"/>
          <table:table-cell table:number-columns-repeated="2" office:value-type="string">
            <text:p>VCC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4"/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3"/>
          <table:table-cell table:number-columns-repeated="2" office:value-type="string">
            <text:p>SCK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-</text:p>
          </table:table-cell>
          <table:table-cell office:value-type="string">
            <text:p>RST</text:p>
          </table:table-cell>
          <table:table-cell table:number-columns-repeated="3"/>
          <table:table-cell office:value-type="string">
            <text:p>-</text:p>
          </table:table-cell>
          <table:table-cell/>
          <table:table-cell table:number-columns-repeated="2" office:value-type="string">
            <text:p>-</text:p>
          </table:table-cell>
          <table:table-cell table:number-columns-repeated="2"/>
          <table:table-cell table:number-columns-repeated="2" office:value-type="string">
            <text:p>MISO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GND</text:p>
          </table:table-cell>
          <table:table-cell/>
          <table:table-cell table:number-columns-repeated="2" office:value-type="string">
            <text:p>-</text:p>
          </table:table-cell>
          <table:table-cell table:number-columns-repeated="2"/>
          <table:table-cell table:number-columns-repeated="2" office:value-type="string">
            <text:p>MOSI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SI</text:p>
          </table:table-cell>
          <table:table-cell office:value-type="string">
            <text:p>-</text:p>
          </table:table-cell>
          <table:table-cell office:value-type="string">
            <text:p>MOSI</text:p>
          </table:table-cell>
          <table:table-cell table:number-columns-repeated="4"/>
          <table:table-cell table:number-columns-repeated="3"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SO</text:p>
          </table:table-cell>
          <table:table-cell office:value-type="string">
            <text:p>-</text:p>
          </table:table-cell>
          <table:table-cell office:value-type="string">
            <text:p>MISO</text:p>
          </table:table-cell>
          <table:table-cell table:number-columns-repeated="4"/>
          <table:table-cell table:number-columns-repeated="3"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K</text:p>
          </table:table-cell>
          <table:table-cell office:value-type="string">
            <text:p>-</text:p>
          </table:table-cell>
          <table:table-cell office:value-type="string">
            <text:p>SCK</text:p>
          </table:table-cell>
          <table:table-cell table:number-columns-repeated="4"/>
          <table:table-cell table:number-columns-repeated="3"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ST</text:p>
          </table:table-cell>
          <table:table-cell table:number-columns-repeated="2" office:value-type="string">
            <text:p>-</text:p>
          </table:table-cell>
          <table:table-cell table:number-columns-repeated="4"/>
          <table:table-cell office:value-type="string">
            <text:p>AREF</text:p>
          </table:table-cell>
          <table:table-cell table:number-columns-repeated="2"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string">
            <text:p>VCC</text:p>
          </table:table-cell>
          <table:table-cell/>
          <table:table-cell office:value-type="string">
            <text:p>-</text:p>
          </table:table-cell>
          <table:table-cell table:number-columns-repeated="2"/>
          <table:table-cell table:number-columns-repeated="3" office:value-type="string">
            <text:p>GND</text:p>
          </table:table-cell>
          <table:table-cell/>
          <table:table-cell office:value-type="string">
            <text:p>GND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string">
            <text:p>GND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AVCC</text:p>
          </table:table-cell>
          <table:table-cell office:value-type="string">
            <text:p>AREF</text:p>
          </table:table-cell>
          <table:table-cell office:value-type="string">
            <text:p>AVCC</text:p>
          </table:table-cell>
          <table:table-cell/>
          <table:table-cell office:value-type="string">
            <text:p>-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string">
            <text:p>X1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AVCC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string">
            <text:p>X2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SCK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string">
            <text:p>-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MISO</text:p>
          </table:table-cell>
          <table:table-cell office:value-type="string">
            <text:p>-</text:p>
          </table:table-cell>
          <table:table-cell/>
          <table:table-cell office:value-type="string">
            <text:p>-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string">
            <text:p>-</text:p>
          </table:table-cell>
          <table:table-cell office:value-type="string">
            <text:p>RST</text:p>
          </table:table-cell>
          <table:table-cell/>
          <table:table-cell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MOSI</text:p>
          </table:table-cell>
          <table:table-cell office:value-type="string">
            <text:p>-</text:p>
          </table:table-cell>
          <table:table-cell/>
          <table:table-cell office:value-type="string">
            <text:p>X1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MOSI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X2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MISO</text:p>
          </table:table-cell>
          <table:table-cell table:number-columns-repeated="2"/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-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SCK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  <table:table-cell office:value-type="string">
            <text:p>-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-</text:p>
          </table:table-cell>
          <table:table-cell table:number-columns-repeated="3"/>
          <table:table-cell office:value-type="string">
            <text:p>VCC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3"/>
          <table:table-cell office:value-type="string">
            <text:p>RST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-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5"/>
          <table:table-cell office:value-type="float" office:value="21">
            <text:p>21</text:p>
          </table:table-cell>
        </table:table-row>
        <table:table-row table:style-name="ro1" table:number-rows-repeated="104855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 style:data-style-name="N2" text:time-value="0000-00-00T07:55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4:17:58</meta:creation-date>
    <dc:date>2013-09-04T09:32:45</dc:date>
    <meta:editing-duration>PT7M44S</meta:editing-duration>
    <meta:editing-cycles>2</meta:editing-cycles>
    <meta:generator>LibreOffice/4.0.4.2$Linux_X86_64 LibreOffice_project/400m0$Build-2</meta:generator>
    <meta:document-statistic meta:table-count="1" meta:cell-count="176" meta:object-count="0"/>
  </office:meta>
</office:document-meta>
</file>